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2cm" draw:marker-start-width="0.5cm" draw:marker-end="Arrowheads_20_1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marker-end="Arrowheads_20_1" draw:fill="none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draw:stroke="solid" draw:stroke-dash="Fine_20_Dashed"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draw:stroke="solid" draw:stroke-dash="Fine_20_Dashed" draw:fill="none" draw:textarea-horizontal-align="center" draw:textarea-vertical-align="middle"/>
    </style:style>
    <style:style style:name="gr11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933cm" svg:height="1.012cm" svg:x="14.017cm" svg:y="1.05cm">
          <draw:text-box>
            <text:p>Loopback Example</text:p>
          </draw:text-box>
        </draw:frame>
        <draw:custom-shape draw:style-name="gr2" draw:text-style-name="P1" draw:layer="layout" svg:width="2.5cm" svg:height="5.5cm" svg:x="15cm" svg:y="6.9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956cm" svg:height="1.673cm" draw:transform="rotate (1.5707963267949) translate (1.827cm 6.2cm)">
          <draw:text-box>
            <text:p><text:span text:style-name="T1">PipeIn </text:span></text:p>
            <text:p><text:span text:style-name="T1">Pipe_1_LSB</text:span></text:p>
            <text:p><text:span text:style-name="T1">Address: 0000001</text:span></text:p>
          </draw:text-box>
        </draw:frame>
        <draw:custom-shape draw:style-name="gr2" draw:text-style-name="P3" draw:layer="layout" svg:width="1cm" svg:height="2cm" svg:x="15cm" svg:y="10.4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25cm" svg:height="0.725cm" svg:x="14.657cm" svg:y="6.2cm">
          <draw:text-box>
            <text:p><text:span text:style-name="T1">BRAM</text:span></text:p>
          </draw:text-box>
        </draw:frame>
        <draw:frame draw:style-name="gr3" draw:text-style-name="P2" draw:layer="layout" svg:width="3.69cm" svg:height="0.725cm" svg:x="8.5cm" svg:y="4.325cm">
          <draw:text-box>
            <text:p><text:span text:style-name="T1">Address Counter</text:span></text:p>
          </draw:text-box>
        </draw:frame>
        <draw:frame draw:style-name="gr1" draw:text-style-name="P4" draw:layer="layout" svg:width="3.291cm" svg:height="3.059cm" svg:x="8.509cm" svg:y="5.641cm">
          <draw:text-box>
            <text:p><text:span text:style-name="T2">CLR_in</text:span></text:p>
            <text:p><text:span text:style-name="T2"/></text:p>
            <text:p><text:span text:style-name="T2">EN_in</text:span></text:p>
            <text:p><text:span text:style-name="T2"/></text:p>
            <text:p><text:span text:style-name="T2">LOAD_in</text:span></text:p>
            <text:p><text:span text:style-name="T2"/></text:p>
            <text:p><text:span text:style-name="T2">LOAD_VALUE_in</text:span></text:p>
          </draw:text-box>
        </draw:frame>
        <draw:frame draw:style-name="gr3" draw:text-style-name="P2" draw:layer="layout" svg:width="3.956cm" svg:height="1.673cm" draw:transform="rotate (1.5707963267949) translate (1.843cm 10.256cm)">
          <draw:text-box>
            <text:p><text:span text:style-name="T1">PipeIn </text:span></text:p>
            <text:p><text:span text:style-name="T1">Pipe_2_MSB</text:span></text:p>
            <text:p><text:span text:style-name="T1">Address: 0000010</text:span></text:p>
          </draw:text-box>
        </draw:frame>
        <draw:g>
          <draw:custom-shape draw:style-name="gr2" draw:text-style-name="P1" draw:layer="layout" svg:width="1.5cm" svg:height="3cm" svg:x="3.5cm" svg:y="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1.644cm" svg:height="0.695cm" svg:x="3.357cm" svg:y="3.03cm">
            <draw:text-box>
              <text:p><text:span text:style-name="T2">Rd_Rq</text:span></text:p>
            </draw:text-box>
          </draw:frame>
          <draw:frame draw:style-name="gr1" draw:text-style-name="P4" draw:layer="layout" svg:width="1.293cm" svg:height="0.695cm" svg:x="3.708cm" svg:y="4.68cm">
            <draw:text-box>
              <text:p><text:span text:style-name="T2">Data</text:span></text:p>
            </draw:text-box>
          </draw:frame>
          <draw:frame draw:style-name="gr1" draw:text-style-name="P4" draw:layer="layout" svg:width="1.547cm" svg:height="0.695cm" svg:x="3.454cm" svg:y="3.575cm">
            <draw:text-box>
              <text:p><text:span text:style-name="T2">Pause</text:span></text:p>
            </draw:text-box>
          </draw:frame>
        </draw:g>
        <draw:frame draw:style-name="gr3" draw:text-style-name="P2" draw:layer="layout" svg:width="3.956cm" svg:height="1.673cm" draw:transform="rotate (1.5707963267949) translate (1.83cm 14.213cm)">
          <draw:text-box>
            <text:p><text:span text:style-name="T1">PipeIn </text:span></text:p>
            <text:p><text:span text:style-name="T1">Pipe_3_Data</text:span></text:p>
            <text:p><text:span text:style-name="T1">Address: 0000011</text:span></text:p>
          </draw:text-box>
        </draw:frame>
        <draw:g>
          <draw:custom-shape draw:style-name="gr2" draw:text-style-name="P1" draw:layer="layout" svg:width="1.5cm" svg:height="3cm" svg:x="3.5cm" svg:y="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1.644cm" svg:height="0.695cm" svg:x="3.357cm" svg:y="7.03cm">
            <draw:text-box>
              <text:p><text:span text:style-name="T2">Rd_Rq</text:span></text:p>
            </draw:text-box>
          </draw:frame>
          <draw:frame draw:style-name="gr1" draw:text-style-name="P4" draw:layer="layout" svg:width="1.293cm" svg:height="0.695cm" svg:x="3.708cm" svg:y="8.68cm">
            <draw:text-box>
              <text:p><text:span text:style-name="T2">Data</text:span></text:p>
            </draw:text-box>
          </draw:frame>
          <draw:frame draw:style-name="gr1" draw:text-style-name="P4" draw:layer="layout" svg:width="1.547cm" svg:height="0.695cm" svg:x="3.454cm" svg:y="7.575cm">
            <draw:text-box>
              <text:p><text:span text:style-name="T2">Pause</text:span></text:p>
            </draw:text-box>
          </draw:frame>
        </draw:g>
        <draw:g>
          <draw:custom-shape draw:style-name="gr2" draw:text-style-name="P1" draw:layer="layout" svg:width="1.5cm" svg:height="3cm" svg:x="3.5cm" svg:y="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1.644cm" svg:height="0.695cm" svg:x="3.357cm" svg:y="11.03cm">
            <draw:text-box>
              <text:p><text:span text:style-name="T2">Rd_Rq</text:span></text:p>
            </draw:text-box>
          </draw:frame>
          <draw:frame draw:style-name="gr1" draw:text-style-name="P4" draw:layer="layout" svg:width="1.293cm" svg:height="0.695cm" svg:x="3.708cm" svg:y="12.68cm">
            <draw:text-box>
              <text:p><text:span text:style-name="T2">Data</text:span></text:p>
            </draw:text-box>
          </draw:frame>
          <draw:frame draw:style-name="gr1" draw:text-style-name="P4" draw:layer="layout" svg:width="1.547cm" svg:height="0.695cm" svg:x="3.454cm" svg:y="11.575cm">
            <draw:text-box>
              <text:p><text:span text:style-name="T2">Pause</text:span></text:p>
            </draw:text-box>
          </draw:frame>
        </draw:g>
        <draw:g>
          <draw:custom-shape draw:style-name="gr2" draw:text-style-name="P1" draw:layer="layout" svg:width="1.5cm" svg:height="3cm" svg:x="3.5cm" svg:y="1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1.661cm" svg:height="0.695cm" svg:x="3.357cm" svg:y="15.03cm">
            <draw:text-box>
              <text:p><text:span text:style-name="T2">Wr_Rq</text:span></text:p>
            </draw:text-box>
          </draw:frame>
          <draw:frame draw:style-name="gr1" draw:text-style-name="P4" draw:layer="layout" svg:width="1.293cm" svg:height="0.695cm" svg:x="3.708cm" svg:y="16.68cm">
            <draw:text-box>
              <text:p><text:span text:style-name="T2">Data</text:span></text:p>
            </draw:text-box>
          </draw:frame>
          <draw:frame draw:style-name="gr1" draw:text-style-name="P4" draw:layer="layout" svg:width="1.547cm" svg:height="0.695cm" svg:x="3.454cm" svg:y="15.575cm">
            <draw:text-box>
              <text:p><text:span text:style-name="T2">Pause</text:span></text:p>
            </draw:text-box>
          </draw:frame>
        </draw:g>
        <draw:frame draw:style-name="gr3" draw:text-style-name="P2" draw:layer="layout" svg:width="3.956cm" svg:height="1.673cm" draw:transform="rotate (1.5707963267949) translate (1.827cm 18.287cm)">
          <draw:text-box>
            <text:p><text:span text:style-name="T1">PipeOut </text:span></text:p>
            <text:p><text:span text:style-name="T1">Pipe_4_Data</text:span></text:p>
            <text:p><text:span text:style-name="T1">Address: 0000100</text:span></text:p>
          </draw:text-box>
        </draw:frame>
        <draw:custom-shape draw:style-name="gr4" draw:text-style-name="P1" draw:layer="layout" svg:width="3.991cm" svg:height="3.991cm" svg:x="8.509cm" svg:y="4.991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509cm" svg:height="0.695cm" svg:x="11.05cm" svg:y="5.605cm">
          <draw:text-box>
            <text:p><text:span text:style-name="T2">Q_out</text:span></text:p>
          </draw:text-box>
        </draw:frame>
        <draw:custom-shape draw:style-name="gr2" draw:text-style-name="P3" draw:layer="layout" svg:width="1cm" svg:height="2cm" svg:x="16.5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draw:transform="rotate (1.5707963267949) translate (15cm 8.75cm)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272cm" svg:height="0.695cm" svg:x="14.835cm" svg:y="11.184cm">
          <draw:text-box>
            <text:p><text:span text:style-name="T2">D_in</text:span></text:p>
          </draw:text-box>
        </draw:frame>
        <draw:frame draw:style-name="gr1" draw:text-style-name="P4" draw:layer="layout" svg:width="1.488cm" svg:height="0.695cm" svg:x="16.3cm" svg:y="11.185cm">
          <draw:text-box>
            <text:p><text:span text:style-name="T2">D_out</text:span></text:p>
          </draw:text-box>
        </draw:frame>
        <draw:frame draw:style-name="gr1" draw:text-style-name="P4" draw:layer="layout" svg:width="1.759cm" svg:height="0.695cm" draw:transform="rotate (1.5707963267949) translate (15cm 8.909cm)">
          <draw:text-box>
            <text:p><text:span text:style-name="T2">Addr_in</text:span></text:p>
          </draw:text-box>
        </draw:frame>
        <draw:frame draw:style-name="gr1" draw:text-style-name="P4" draw:layer="layout" svg:width="1.602cm" svg:height="0.695cm" svg:x="14.835cm" svg:y="9.6cm">
          <draw:text-box>
            <text:p><text:span text:style-name="T2">WE_in</text:span></text:p>
          </draw:text-box>
        </draw:frame>
        <draw:polyline draw:style-name="gr5" draw:text-style-name="P1" draw:layer="layout" svg:width="2.499cm" svg:height="1.999cm" svg:x="12.5cm" svg:y="6cm" svg:viewBox="0 0 2500 2000" draw:points="0,0 1000,0 1000,2000 2500,2000">
          <text:p/>
        </draw:polyline>
        <draw:polyline draw:style-name="gr5" draw:text-style-name="P1" draw:layer="layout" svg:width="9.999cm" svg:height="1.499cm" svg:x="5cm" svg:y="11.5cm" svg:viewBox="0 0 10000 1500" draw:points="0,1500 7450,1500 7500,1500 7500,0 10000,0">
          <text:p/>
        </draw:polyline>
        <draw:polyline draw:style-name="gr5" draw:text-style-name="P1" draw:layer="layout" svg:width="13.499cm" svg:height="5.499cm" svg:x="5cm" svg:y="11.5cm" svg:viewBox="0 0 13500 5500" draw:points="12500,0 13500,0 13500,5500 0,5500">
          <text:p/>
        </draw:polyline>
        <draw:polyline draw:style-name="gr5" draw:text-style-name="P1" draw:layer="layout" svg:width="3.507cm" svg:height="3.149cm" svg:x="5.001cm" svg:y="5cm" svg:viewBox="0 0 3508 3150" draw:points="0,0 1499,0 1999,0 1999,3150 3508,3150">
          <text:p/>
        </draw:polyline>
        <draw:polyline draw:style-name="gr5" draw:text-style-name="P1" draw:layer="layout" svg:width="3.507cm" svg:height="0.449cm" svg:x="5.001cm" svg:y="8.55cm" svg:viewBox="0 0 3508 450" draw:points="0,450 1999,450 1999,0 3508,0">
          <text:p/>
        </draw:polyline>
        <draw:polyline draw:style-name="gr6" draw:text-style-name="P1" draw:layer="layout" svg:width="3.507cm" svg:height="2.424cm" svg:x="5.001cm" svg:y="3.575cm" svg:viewBox="0 0 3508 2425" draw:points="0,0 2999,0 2999,2425 3508,2425">
          <text:p/>
        </draw:polyline>
        <draw:polyline draw:style-name="gr6" draw:text-style-name="P1" draw:layer="layout" svg:width="0.649cm" svg:height="0cm" svg:x="5cm" svg:y="4cm" svg:viewBox="0 0 650 0" draw:points="650,0 1,0 0,0">
          <text:p/>
        </draw:polyline>
        <draw:frame draw:style-name="gr1" draw:text-style-name="P4" draw:layer="layout" svg:width="0.882cm" svg:height="0.695cm" svg:x="5.55cm" svg:y="3.605cm">
          <draw:text-box>
            <text:p><text:span text:style-name="T2">'0'</text:span></text:p>
          </draw:text-box>
        </draw:frame>
        <draw:polyline draw:style-name="gr6" draw:text-style-name="P1" draw:layer="layout" svg:width="0.649cm" svg:height="0cm" svg:x="5cm" svg:y="8cm" svg:viewBox="0 0 650 0" draw:points="650,0 1,0 0,0">
          <text:p/>
        </draw:polyline>
        <draw:frame draw:style-name="gr1" draw:text-style-name="P4" draw:layer="layout" svg:width="0.882cm" svg:height="0.695cm" svg:x="5.55cm" svg:y="7.605cm">
          <draw:text-box>
            <text:p><text:span text:style-name="T2">'0'</text:span></text:p>
          </draw:text-box>
        </draw:frame>
        <draw:line draw:style-name="gr6" draw:text-style-name="P1" draw:layer="layout" svg:x1="5.001cm" svg:y1="7.575cm" svg:x2="8.509cm" svg:y2="7.575cm">
          <text:p/>
        </draw:line>
        <draw:polyline draw:style-name="gr6" draw:text-style-name="P1" draw:layer="layout" svg:width="0.649cm" svg:height="0cm" svg:x="5cm" svg:y="11.97cm" svg:viewBox="0 0 650 0" draw:points="650,0 1,0 0,0">
          <text:p/>
        </draw:polyline>
        <draw:frame draw:style-name="gr1" draw:text-style-name="P4" draw:layer="layout" svg:width="0.882cm" svg:height="0.695cm" svg:x="5.55cm" svg:y="11.575cm">
          <draw:text-box>
            <text:p><text:span text:style-name="T2">'0'</text:span></text:p>
          </draw:text-box>
        </draw:frame>
        <draw:polyline draw:style-name="gr6" draw:text-style-name="P1" draw:layer="layout" svg:width="0.649cm" svg:height="0cm" svg:x="5cm" svg:y="16cm" svg:viewBox="0 0 650 0" draw:points="650,0 1,0 0,0">
          <text:p/>
        </draw:polyline>
        <draw:frame draw:style-name="gr1" draw:text-style-name="P4" draw:layer="layout" svg:width="0.882cm" svg:height="0.695cm" svg:x="5.55cm" svg:y="15.605cm">
          <draw:text-box>
            <text:p><text:span text:style-name="T2">'0'</text:span></text:p>
          </draw:text-box>
        </draw:frame>
        <draw:custom-shape draw:style-name="gr2" draw:text-style-name="P1" draw:layer="layout" svg:width="1cm" svg:height="1cm" svg:x="7cm" svg:y="10.5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217cm" svg:height="0.695cm" svg:x="6.933cm" svg:y="10.7cm">
          <draw:text-box>
            <text:p><text:span text:style-name="T2">'OR'</text:span></text:p>
          </draw:text-box>
        </draw:frame>
        <draw:polyline draw:style-name="gr6" draw:text-style-name="P1" draw:layer="layout" svg:width="1.998cm" svg:height="0.749cm" svg:x="5.001cm" svg:y="10.75cm" svg:viewBox="0 0 1999 750" draw:points="0,750 999,750 999,0 1999,0">
          <text:p/>
        </draw:polyline>
        <draw:polyline draw:style-name="gr6" draw:text-style-name="P1" draw:layer="layout" svg:width="1.981cm" svg:height="4.374cm" svg:x="5.018cm" svg:y="11.2cm" svg:viewBox="0 0 1982 4375" draw:points="0,4375 1414,4375 1414,0 1982,0">
          <text:p/>
        </draw:polyline>
        <draw:polyline draw:style-name="gr6" draw:text-style-name="P1" draw:layer="layout" svg:width="0.958cm" svg:height="4.199cm" svg:x="7.55cm" svg:y="6.8cm" svg:viewBox="0 0 959 4200" draw:points="450,4200 950,4200 950,2700 0,2700 0,0 959,0">
          <text:p/>
        </draw:polyline>
        <draw:polyline draw:style-name="gr6" draw:text-style-name="P1" draw:layer="layout" svg:width="0.749cm" svg:height="8.999cm" draw:transform="rotate (1.5707963267949) translate (6cm 10.75cm)" svg:viewBox="0 0 750 9000" draw:points="0,0 750,0 750,9000">
          <text:p/>
        </draw:polyline>
        <draw:custom-shape draw:style-name="gr7" draw:text-style-name="P1" draw:layer="layout" svg:width="0.2cm" svg:height="0.2cm" svg:x="5.9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" draw:layer="layout" svg:width="7.376cm" svg:height="1.723cm" svg:x="12.455cm" svg:y="1.887cm">
          <draw:text-box>
            <text:p>Pipe Loopback Example</text:p>
            <text:p>With Pause Signal</text:p>
          </draw:text-box>
        </draw:frame>
        <draw:custom-shape draw:style-name="gr2" draw:text-style-name="P1" draw:layer="layout" svg:width="2.5cm" svg:height="5.5cm" svg:x="15cm" svg:y="6.9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956cm" svg:height="1.673cm" draw:transform="rotate (1.5707963267949) translate (1.827cm 6.2cm)">
          <draw:text-box>
            <text:p><text:span text:style-name="T1">PipeIn </text:span></text:p>
            <text:p><text:span text:style-name="T1">Pipe_1_LSB</text:span></text:p>
            <text:p><text:span text:style-name="T1">Address: 0000001</text:span></text:p>
          </draw:text-box>
        </draw:frame>
        <draw:custom-shape draw:style-name="gr2" draw:text-style-name="P3" draw:layer="layout" svg:width="1cm" svg:height="2cm" svg:x="15cm" svg:y="10.4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25cm" svg:height="0.725cm" svg:x="14.657cm" svg:y="6.2cm">
          <draw:text-box>
            <text:p><text:span text:style-name="T1">BRAM</text:span></text:p>
          </draw:text-box>
        </draw:frame>
        <draw:frame draw:style-name="gr3" draw:text-style-name="P2" draw:layer="layout" svg:width="3.69cm" svg:height="0.725cm" svg:x="8.5cm" svg:y="4.325cm">
          <draw:text-box>
            <text:p><text:span text:style-name="T1">Address Counter</text:span></text:p>
          </draw:text-box>
        </draw:frame>
        <draw:frame draw:style-name="gr1" draw:text-style-name="P4" draw:layer="layout" svg:width="3.291cm" svg:height="3.059cm" svg:x="8.509cm" svg:y="5.641cm">
          <draw:text-box>
            <text:p><text:span text:style-name="T2">CLR_in</text:span></text:p>
            <text:p><text:span text:style-name="T2"/></text:p>
            <text:p><text:span text:style-name="T2">EN_in</text:span></text:p>
            <text:p><text:span text:style-name="T2"/></text:p>
            <text:p><text:span text:style-name="T2">LOAD_in</text:span></text:p>
            <text:p><text:span text:style-name="T2"/></text:p>
            <text:p><text:span text:style-name="T2">LOAD_VALUE_in</text:span></text:p>
          </draw:text-box>
        </draw:frame>
        <draw:frame draw:style-name="gr3" draw:text-style-name="P2" draw:layer="layout" svg:width="3.956cm" svg:height="1.673cm" draw:transform="rotate (1.5707963267949) translate (1.843cm 10.256cm)">
          <draw:text-box>
            <text:p><text:span text:style-name="T1">PipeIn </text:span></text:p>
            <text:p><text:span text:style-name="T1">Pipe_2_MSB</text:span></text:p>
            <text:p><text:span text:style-name="T1">Address: 0000010</text:span></text:p>
          </draw:text-box>
        </draw:frame>
        <draw:g>
          <draw:custom-shape draw:style-name="gr2" draw:text-style-name="P1" draw:layer="layout" svg:width="1.5cm" svg:height="3cm" svg:x="3.5cm" svg:y="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1.644cm" svg:height="0.695cm" svg:x="3.357cm" svg:y="3.03cm">
            <draw:text-box>
              <text:p><text:span text:style-name="T2">Rd_Rq</text:span></text:p>
            </draw:text-box>
          </draw:frame>
          <draw:frame draw:style-name="gr1" draw:text-style-name="P4" draw:layer="layout" svg:width="1.293cm" svg:height="0.695cm" svg:x="3.708cm" svg:y="4.68cm">
            <draw:text-box>
              <text:p><text:span text:style-name="T2">Data</text:span></text:p>
            </draw:text-box>
          </draw:frame>
          <draw:frame draw:style-name="gr1" draw:text-style-name="P4" draw:layer="layout" svg:width="1.547cm" svg:height="0.695cm" svg:x="3.454cm" svg:y="3.575cm">
            <draw:text-box>
              <text:p><text:span text:style-name="T2">Pause</text:span></text:p>
            </draw:text-box>
          </draw:frame>
        </draw:g>
        <draw:frame draw:style-name="gr3" draw:text-style-name="P2" draw:layer="layout" svg:width="3.956cm" svg:height="1.673cm" draw:transform="rotate (1.5707963267949) translate (1.83cm 14.213cm)">
          <draw:text-box>
            <text:p><text:span text:style-name="T1">PipeIn </text:span></text:p>
            <text:p><text:span text:style-name="T1">Pipe_3_Data</text:span></text:p>
            <text:p><text:span text:style-name="T1">Address: 0000011</text:span></text:p>
          </draw:text-box>
        </draw:frame>
        <draw:g>
          <draw:custom-shape draw:style-name="gr2" draw:text-style-name="P1" draw:layer="layout" svg:width="1.5cm" svg:height="3cm" svg:x="3.5cm" svg:y="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1.644cm" svg:height="0.695cm" svg:x="3.357cm" svg:y="7.03cm">
            <draw:text-box>
              <text:p><text:span text:style-name="T2">Rd_Rq</text:span></text:p>
            </draw:text-box>
          </draw:frame>
          <draw:frame draw:style-name="gr1" draw:text-style-name="P4" draw:layer="layout" svg:width="1.293cm" svg:height="0.695cm" svg:x="3.708cm" svg:y="8.68cm">
            <draw:text-box>
              <text:p><text:span text:style-name="T2">Data</text:span></text:p>
            </draw:text-box>
          </draw:frame>
          <draw:frame draw:style-name="gr1" draw:text-style-name="P4" draw:layer="layout" svg:width="1.547cm" svg:height="0.695cm" svg:x="3.454cm" svg:y="7.575cm">
            <draw:text-box>
              <text:p><text:span text:style-name="T2">Pause</text:span></text:p>
            </draw:text-box>
          </draw:frame>
        </draw:g>
        <draw:g>
          <draw:custom-shape draw:style-name="gr2" draw:text-style-name="P1" draw:layer="layout" svg:width="1.5cm" svg:height="3cm" svg:x="3.5cm" svg:y="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1.644cm" svg:height="0.695cm" svg:x="3.357cm" svg:y="11.03cm">
            <draw:text-box>
              <text:p><text:span text:style-name="T2">Rd_Rq</text:span></text:p>
            </draw:text-box>
          </draw:frame>
          <draw:frame draw:style-name="gr1" draw:text-style-name="P4" draw:layer="layout" svg:width="1.293cm" svg:height="0.695cm" svg:x="3.708cm" svg:y="12.68cm">
            <draw:text-box>
              <text:p><text:span text:style-name="T2">Data</text:span></text:p>
            </draw:text-box>
          </draw:frame>
          <draw:frame draw:style-name="gr1" draw:text-style-name="P4" draw:layer="layout" svg:width="1.547cm" svg:height="0.695cm" svg:x="3.454cm" svg:y="11.575cm">
            <draw:text-box>
              <text:p><text:span text:style-name="T2">Pause</text:span></text:p>
            </draw:text-box>
          </draw:frame>
        </draw:g>
        <draw:g>
          <draw:custom-shape draw:style-name="gr2" draw:text-style-name="P1" draw:layer="layout" svg:width="1.5cm" svg:height="3cm" svg:x="3.5cm" svg:y="1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1.661cm" svg:height="0.695cm" svg:x="3.357cm" svg:y="15.03cm">
            <draw:text-box>
              <text:p><text:span text:style-name="T2">Wr_Rq</text:span></text:p>
            </draw:text-box>
          </draw:frame>
          <draw:frame draw:style-name="gr1" draw:text-style-name="P4" draw:layer="layout" svg:width="1.293cm" svg:height="0.695cm" svg:x="3.708cm" svg:y="16.68cm">
            <draw:text-box>
              <text:p><text:span text:style-name="T2">Data</text:span></text:p>
            </draw:text-box>
          </draw:frame>
          <draw:frame draw:style-name="gr1" draw:text-style-name="P4" draw:layer="layout" svg:width="1.547cm" svg:height="0.695cm" svg:x="3.454cm" svg:y="15.575cm">
            <draw:text-box>
              <text:p><text:span text:style-name="T2">Pause</text:span></text:p>
            </draw:text-box>
          </draw:frame>
        </draw:g>
        <draw:frame draw:style-name="gr3" draw:text-style-name="P2" draw:layer="layout" svg:width="3.956cm" svg:height="1.673cm" draw:transform="rotate (1.5707963267949) translate (1.827cm 18.287cm)">
          <draw:text-box>
            <text:p><text:span text:style-name="T1">PipeOut </text:span></text:p>
            <text:p><text:span text:style-name="T1">Pipe_4_Data</text:span></text:p>
            <text:p><text:span text:style-name="T1">Address: 0000100</text:span></text:p>
          </draw:text-box>
        </draw:frame>
        <draw:custom-shape draw:style-name="gr4" draw:text-style-name="P1" draw:layer="layout" svg:width="3.991cm" svg:height="3.991cm" svg:x="8.509cm" svg:y="4.991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509cm" svg:height="0.695cm" svg:x="11.05cm" svg:y="5.605cm">
          <draw:text-box>
            <text:p><text:span text:style-name="T2">Q_out</text:span></text:p>
          </draw:text-box>
        </draw:frame>
        <draw:custom-shape draw:style-name="gr2" draw:text-style-name="P3" draw:layer="layout" svg:width="1cm" svg:height="2cm" svg:x="16.5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draw:transform="rotate (1.5707963267949) translate (15cm 8.75cm)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272cm" svg:height="0.695cm" svg:x="14.835cm" svg:y="11.184cm">
          <draw:text-box>
            <text:p><text:span text:style-name="T2">D_in</text:span></text:p>
          </draw:text-box>
        </draw:frame>
        <draw:frame draw:style-name="gr1" draw:text-style-name="P4" draw:layer="layout" svg:width="1.488cm" svg:height="0.695cm" svg:x="16.3cm" svg:y="11.185cm">
          <draw:text-box>
            <text:p><text:span text:style-name="T2">D_out</text:span></text:p>
          </draw:text-box>
        </draw:frame>
        <draw:frame draw:style-name="gr1" draw:text-style-name="P4" draw:layer="layout" svg:width="1.759cm" svg:height="0.695cm" draw:transform="rotate (1.5707963267949) translate (15cm 8.909cm)">
          <draw:text-box>
            <text:p><text:span text:style-name="T2">Addr_in</text:span></text:p>
          </draw:text-box>
        </draw:frame>
        <draw:frame draw:style-name="gr1" draw:text-style-name="P4" draw:layer="layout" svg:width="1.602cm" svg:height="0.695cm" svg:x="14.835cm" svg:y="9.6cm">
          <draw:text-box>
            <text:p><text:span text:style-name="T2">WE_in</text:span></text:p>
          </draw:text-box>
        </draw:frame>
        <draw:polyline draw:style-name="gr5" draw:text-style-name="P1" draw:layer="layout" svg:width="2.499cm" svg:height="1.999cm" svg:x="12.5cm" svg:y="6cm" svg:viewBox="0 0 2500 2000" draw:points="0,0 1000,0 1000,2000 2500,2000">
          <text:p/>
        </draw:polyline>
        <draw:polyline draw:style-name="gr5" draw:text-style-name="P1" draw:layer="layout" svg:width="9.999cm" svg:height="1.499cm" svg:x="5cm" svg:y="11.5cm" svg:viewBox="0 0 10000 1500" draw:points="0,1500 7450,1500 7500,1500 7500,0 10000,0">
          <text:p/>
        </draw:polyline>
        <draw:polyline draw:style-name="gr5" draw:text-style-name="P1" draw:layer="layout" svg:width="13.499cm" svg:height="5.499cm" svg:x="5cm" svg:y="11.5cm" svg:viewBox="0 0 13500 5500" draw:points="12500,0 13500,0 13500,5500 0,5500">
          <text:p/>
        </draw:polyline>
        <draw:polyline draw:style-name="gr5" draw:text-style-name="P1" draw:layer="layout" svg:width="3.507cm" svg:height="3.149cm" svg:x="5.001cm" svg:y="5cm" svg:viewBox="0 0 3508 3150" draw:points="0,0 1499,0 1999,0 1999,3150 3508,3150">
          <text:p/>
        </draw:polyline>
        <draw:polyline draw:style-name="gr5" draw:text-style-name="P1" draw:layer="layout" svg:width="3.507cm" svg:height="0.449cm" svg:x="5.001cm" svg:y="8.55cm" svg:viewBox="0 0 3508 450" draw:points="0,450 1999,450 1999,0 3508,0">
          <text:p/>
        </draw:polyline>
        <draw:polyline draw:style-name="gr6" draw:text-style-name="P1" draw:layer="layout" svg:width="3.507cm" svg:height="2.424cm" svg:x="5.001cm" svg:y="3.575cm" svg:viewBox="0 0 3508 2425" draw:points="0,0 2999,0 2999,2425 3508,2425">
          <text:p/>
        </draw:polyline>
        <draw:polyline draw:style-name="gr6" draw:text-style-name="P1" draw:layer="layout" svg:width="0.649cm" svg:height="0cm" svg:x="5cm" svg:y="4cm" svg:viewBox="0 0 650 0" draw:points="650,0 1,0 0,0">
          <text:p/>
        </draw:polyline>
        <draw:frame draw:style-name="gr1" draw:text-style-name="P4" draw:layer="layout" svg:width="0.882cm" svg:height="0.695cm" svg:x="5.55cm" svg:y="3.605cm">
          <draw:text-box>
            <text:p><text:span text:style-name="T2">'0'</text:span></text:p>
          </draw:text-box>
        </draw:frame>
        <draw:polyline draw:style-name="gr6" draw:text-style-name="P1" draw:layer="layout" svg:width="0.649cm" svg:height="0cm" svg:x="5cm" svg:y="8cm" svg:viewBox="0 0 650 0" draw:points="650,0 1,0 0,0">
          <text:p/>
        </draw:polyline>
        <draw:frame draw:style-name="gr1" draw:text-style-name="P4" draw:layer="layout" svg:width="0.882cm" svg:height="0.695cm" svg:x="5.55cm" svg:y="7.605cm">
          <draw:text-box>
            <text:p><text:span text:style-name="T2">'0'</text:span></text:p>
          </draw:text-box>
        </draw:frame>
        <draw:line draw:style-name="gr6" draw:text-style-name="P1" draw:layer="layout" svg:x1="5.001cm" svg:y1="7.575cm" svg:x2="8.509cm" svg:y2="7.575cm">
          <text:p/>
        </draw:line>
        <draw:polyline draw:style-name="gr6" draw:text-style-name="P1" draw:layer="layout" svg:width="0.649cm" svg:height="0cm" svg:x="5cm" svg:y="11.97cm" svg:viewBox="0 0 650 0" draw:points="650,0 1,0 0,0">
          <text:p/>
        </draw:polyline>
        <draw:polyline draw:style-name="gr6" draw:text-style-name="P1" draw:layer="layout" svg:width="0.649cm" svg:height="0cm" svg:x="5cm" svg:y="16cm" svg:viewBox="0 0 650 0" draw:points="650,0 1,0 0,0">
          <text:p/>
        </draw:polyline>
        <draw:custom-shape draw:style-name="gr2" draw:text-style-name="P1" draw:layer="layout" svg:width="1cm" svg:height="1cm" svg:x="7cm" svg:y="10.5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217cm" svg:height="0.695cm" svg:x="6.933cm" svg:y="10.7cm">
          <draw:text-box>
            <text:p><text:span text:style-name="T2">'OR'</text:span></text:p>
          </draw:text-box>
        </draw:frame>
        <draw:polyline draw:style-name="gr6" draw:text-style-name="P1" draw:layer="layout" svg:width="1.998cm" svg:height="0.749cm" svg:x="5.001cm" svg:y="10.75cm" svg:viewBox="0 0 1999 750" draw:points="0,750 999,750 999,0 1999,0">
          <text:p/>
        </draw:polyline>
        <draw:polyline draw:style-name="gr6" draw:text-style-name="P1" draw:layer="layout" svg:width="1.981cm" svg:height="4.374cm" svg:x="5.018cm" svg:y="11.2cm" svg:viewBox="0 0 1982 4375" draw:points="0,4375 1414,4375 1414,0 1982,0">
          <text:p/>
        </draw:polyline>
        <draw:polyline draw:style-name="gr6" draw:text-style-name="P1" draw:layer="layout" svg:width="0.749cm" svg:height="8.999cm" draw:transform="rotate (1.5707963267949) translate (6cm 10.75cm)" svg:viewBox="0 0 750 9000" draw:points="0,0 750,0 750,9000">
          <text:p/>
        </draw:polyline>
        <draw:custom-shape draw:style-name="gr7" draw:text-style-name="P1" draw:layer="layout" svg:width="0.2cm" svg:height="0.2cm" svg:x="5.9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95cm" svg:height="3.95cm" svg:x="7.95cm" svg:y="20.05cm">
          <text:p/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9.099cm" svg:height="2.199cm" draw:transform="rotate (-1.5707963267949) translate (14.1cm 13cm)" svg:viewBox="0 0 9100 2200" draw:points="0,0 9100,0 9100,2200">
          <text:p/>
        </draw:polyline>
        <draw:line draw:style-name="gr8" draw:text-style-name="P1" draw:layer="layout" svg:x1="14.1cm" svg:y1="13cm" svg:x2="14.1cm" svg:y2="11.85cm">
          <text:p/>
        </draw:line>
        <draw:line draw:style-name="gr8" draw:text-style-name="P1" draw:layer="layout" svg:x1="14.1cm" svg:y1="11.3cm" svg:x2="14.1cm" svg:y2="10.15cm">
          <text:p/>
        </draw:line>
        <draw:line draw:style-name="gr8" draw:text-style-name="P1" draw:layer="layout" svg:x1="14.098cm" svg:y1="9.696cm" svg:x2="14.098cm" svg:y2="8.546cm">
          <text:p/>
        </draw:line>
        <draw:line draw:style-name="gr9" draw:text-style-name="P1" draw:layer="layout" svg:x1="14.098cm" svg:y1="8.546cm" svg:x2="14.098cm" svg:y2="8cm">
          <text:p/>
        </draw:line>
        <draw:polyline draw:style-name="gr10" draw:text-style-name="P1" draw:layer="layout" svg:width="10.079cm" svg:height="2.299cm" draw:transform="rotate (-1.5707963267949) translate (7.94999999999999cm 11.97cm)" svg:viewBox="0 0 10080 2300" draw:points="0,2300 10080,2300 10080,0">
          <text:p/>
        </draw:polyline>
        <draw:frame draw:style-name="gr3" draw:text-style-name="P2" draw:layer="layout" svg:width="3.313cm" svg:height="0.725cm" svg:x="7.61cm" svg:y="19.428cm">
          <draw:text-box>
            <text:p><text:span text:style-name="T1">Pause process</text:span></text:p>
          </draw:text-box>
        </draw:frame>
        <draw:frame draw:style-name="gr3" draw:text-style-name="P2" draw:layer="layout" svg:width="3.69cm" svg:height="0.725cm" svg:x="8.5cm" svg:y="4.326cm">
          <draw:text-box>
            <text:p><text:span text:style-name="T1">Address Counter</text:span></text:p>
          </draw:text-box>
        </draw:frame>
        <draw:frame draw:style-name="gr1" draw:text-style-name="P4" draw:layer="layout" svg:width="3.443cm" svg:height="1.877cm" svg:x="8.148cm" svg:y="20.455cm">
          <draw:text-box>
            <text:p><text:span text:style-name="T2">'If RAM address = </text:span></text:p>
            <text:p><text:span text:style-name="T2"><text:s text:c="2"/></text:span><text:span text:style-name="T2">X value</text:span></text:p>
            <text:p><text:span text:style-name="T2">Then pause for</text:span></text:p>
            <text:p><text:span text:style-name="T2"><text:s text:c="2"/></text:span><text:span text:style-name="T2">Y clock cycles'</text:span></text:p>
          </draw:text-box>
        </draw:frame>
        <draw:custom-shape draw:style-name="gr2" draw:text-style-name="P1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428cm" svg:height="0.695cm" svg:x="8.772cm" svg:y="11.155cm">
          <draw:text-box>
            <text:p><text:span text:style-name="T2">'AND'</text:span></text:p>
          </draw:text-box>
        </draw:frame>
        <draw:polyline draw:style-name="gr6" draw:text-style-name="P1" draw:layer="layout" svg:width="3.149cm" svg:height="0.269cm" svg:x="5.65cm" svg:y="11.7cm" svg:viewBox="0 0 3150 270" draw:points="0,270 2727,270 2727,0 3150,0">
          <text:p/>
        </draw:polyline>
        <draw:polyline draw:style-name="gr6" draw:text-style-name="P1" draw:layer="layout" svg:width="0.999cm" svg:height="0.299cm" svg:x="8cm" svg:y="11cm" svg:viewBox="0 0 1000 300" draw:points="0,0 550,0 550,300 1000,300">
          <text:p/>
        </draw:polyline>
        <draw:polyline draw:style-name="gr6" draw:text-style-name="P1" draw:layer="layout" svg:width="3.099cm" svg:height="4.749cm" svg:x="7.5cm" svg:y="6.75cm" svg:viewBox="0 0 3100 4750" draw:points="2500,4750 3100,4750 3100,2750 0,2750 0,0 1009,0">
          <text:p/>
        </draw:polyline>
        <draw:custom-shape draw:style-name="gr7" draw:text-style-name="P1" draw:layer="layout" svg:width="0.2cm" svg:height="0.2cm" svg:x="5.55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2cm" svg:x="8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H59M5S</meta:editing-duration>
    <meta:editing-cycles>14</meta:editing-cycles>
    <meta:generator>LibreOffice/3.5$Linux_X86_64 LibreOffice_project/350m1$Build-2</meta:generator>
    <dc:date>2012-11-05T09:35:35</dc:date>
    <meta:document-statistic meta:object-count="134"/>
  </office:meta>
</office:document-meta>
</file>